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de2f" officeooo:paragraph-rsid="0011de2f"/>
    </style:style>
    <style:style style:name="P2" style:family="paragraph" style:parent-style-name="Standard">
      <style:text-properties officeooo:rsid="0013daf1" officeooo:paragraph-rsid="0013daf1"/>
    </style:style>
    <style:style style:name="P3" style:family="paragraph" style:parent-style-name="Standard">
      <style:text-properties officeooo:rsid="0014b672" officeooo:paragraph-rsid="0014b6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mining</text:p>
      <text:p text:style-name="P1"/>
      <text:p text:style-name="P1">Lbrairies en python/php/etc….</text:p>
      <text:p text:style-name="P1"/>
      <text:p text:style-name="P1">Beautiful soup 4 --→ scrapy</text:p>
      <text:p text:style-name="P1"><text:tab/>Selenium</text:p>
      <text:p text:style-name="P1"/>
      <text:p text:style-name="P1">Basic source code html of the page exacly what you get an your borwser when you:click right mouse</text:p>
      <text:p text:style-name="P1"><text:tab/><text:tab/><text:tab/><text:tab/><text:tab/><text:tab/><text:tab/><text:tab/><text:tab/><text:tab/><text:tab/>.view page source</text:p>
      <text:p text:style-name="P1"/>
      <text:p text:style-name="P1">--→ extract most of information : tables</text:p>
      <text:p text:style-name="P1"><text:tab/><text:tab/><text:tab/><text:tab/><text:tab/>images</text:p>
      <text:p text:style-name="P1"/>
      <text:p text:style-name="P1">find on internet</text:p>
      <text:p text:style-name="P1"/>
      <text:p text:style-name="P1">use python--→ every thing is automated</text:p>
      <text:p text:style-name="P1"/>
      <text:p text:style-name="P1">vun several days go through all the data</text:p>
      <text:p text:style-name="P1"/>
      <text:p text:style-name="P1">save data : csv….</text:p>
      <text:p text:style-name="P1"/>
      <text:p text:style-name="P1">Pandas to clean data</text:p>
      <text:p text:style-name="P1"/>
      <text:p text:style-name="P1">old computer, turn on every day gather stock data every day. </text:p>
      <text:p text:style-name="P1"/>
      <text:p text:style-name="P1"/>
      <text:p text:style-name="P1">Selnium : can do thing BS4 and scrapy can’t</text:p>
      <text:p text:style-name="P1"/>
      <text:p text:style-name="P1">Source code that you get from right click on the browser is usually not the full source code</text:p>
      <text:p text:style-name="P1"/>
      <text:p text:style-name="P1">full source code :.Right cick on the browser</text:p>
      <text:p text:style-name="P1"><text:tab/><text:tab/><text:tab/>save page--→ download html file</text:p>
      <text:p text:style-name="P1"/>
      <text:p text:style-name="P2">Web mining moral code</text:p>
      <text:p text:style-name="P2"><text:tab/>do no harm for the server</text:p>
      <text:p text:style-name="P2"><text:tab/><text:tab/>-don’t access too many times pe second</text:p>
      <text:p text:style-name="P2"/>
      <text:p text:style-name="P2">some sites require no use for commercial purpose</text:p>
      <text:p text:style-name="P2"/>
      <text:p text:style-name="P2">Somes site forbidding using any automated program to download data</text:p>
      <text:p text:style-name="P2"/>
      <text:p text:style-name="P3">Gan : Future faking everything</text:p>
      <text:p text:style-name="P3"/>
      <text:p text:style-name="P3">Best they can do :</text:p>
      <text:p text:style-name="P3"><text:tab/>Fake humain faces perfectly can’t distinguish between pictur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3:32:33.857909049</meta:creation-date>
    <meta:editing-duration>PT8S</meta:editing-duration>
    <meta:editing-cycles>2</meta:editing-cycles>
    <meta:generator>LibreOffice/5.1.6.2$Linux_X86_64 LibreOffice_project/10m0$Build-2</meta:generator>
    <dc:date>2019-05-23T13:32:41.395962937</dc:date>
    <meta:document-statistic meta:table-count="0" meta:image-count="0" meta:object-count="0" meta:page-count="1" meta:paragraph-count="26" meta:word-count="173" meta:character-count="969" meta:non-whitespace-character-count="800"/>
  </office:meta>
</office:document-meta>
</file>